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1e75f" officeooo:paragraph-rsid="0001e75f"/>
    </style:style>
    <style:style style:name="P2" style:family="paragraph" style:parent-style-name="Text_20_body">
      <style:text-properties officeooo:rsid="0003c2fe" officeooo:paragraph-rsid="0004126e"/>
    </style:style>
    <style:style style:name="P3" style:family="paragraph" style:parent-style-name="Text_20_body">
      <style:text-properties officeooo:rsid="0009dec2" officeooo:paragraph-rsid="000b97b2"/>
    </style:style>
    <style:style style:name="P4" style:family="paragraph" style:parent-style-name="Text_20_body">
      <style:text-properties officeooo:rsid="000b084d" officeooo:paragraph-rsid="000b084d"/>
    </style:style>
    <style:style style:name="P5" style:family="paragraph" style:parent-style-name="Text_20_body">
      <style:text-properties officeooo:rsid="000d4b12" officeooo:paragraph-rsid="000d4b12"/>
    </style:style>
    <style:style style:name="P6" style:family="paragraph" style:parent-style-name="Text_20_body">
      <style:text-properties officeooo:paragraph-rsid="000e0e50"/>
    </style:style>
    <style:style style:name="P7" style:family="paragraph" style:parent-style-name="Text_20_body">
      <style:text-properties officeooo:rsid="00101955" officeooo:paragraph-rsid="00101955"/>
    </style:style>
    <style:style style:name="P8" style:family="paragraph" style:parent-style-name="Text_20_body">
      <style:text-properties officeooo:paragraph-rsid="001409dd"/>
    </style:style>
    <style:style style:name="P9" style:family="paragraph" style:parent-style-name="Text_20_body">
      <style:text-properties fo:font-style="normal" style:text-underline-style="none" officeooo:rsid="0021dc71" officeooo:paragraph-rsid="0021dc71" style:font-style-asian="normal" style:font-style-complex="normal"/>
    </style:style>
    <style:style style:name="P10" style:family="paragraph" style:parent-style-name="Text_20_body">
      <style:text-properties officeooo:rsid="002320f3" officeooo:paragraph-rsid="002320f3"/>
    </style:style>
    <style:style style:name="P11" style:family="paragraph" style:parent-style-name="Text_20_body">
      <style:text-properties officeooo:rsid="0024bd56" officeooo:paragraph-rsid="0024bd56"/>
    </style:style>
    <style:style style:name="P12" style:family="paragraph" style:parent-style-name="Text_20_body">
      <style:text-properties officeooo:rsid="0026911a" officeooo:paragraph-rsid="0026911a"/>
    </style:style>
    <style:style style:name="P13" style:family="paragraph" style:parent-style-name="Title">
      <style:text-properties officeooo:rsid="0001e75f" officeooo:paragraph-rsid="0001e75f"/>
    </style:style>
    <style:style style:name="P14" style:family="paragraph" style:parent-style-name="Text_20_body" style:list-style-name="L1">
      <style:text-properties officeooo:rsid="000d4b12" officeooo:paragraph-rsid="000d4b12"/>
    </style:style>
    <style:style style:name="P15" style:family="paragraph" style:parent-style-name="Text_20_body">
      <style:text-properties fo:font-style="normal" style:text-underline-style="solid" style:text-underline-width="auto" style:text-underline-color="font-color" officeooo:rsid="0011ae9f" officeooo:paragraph-rsid="0011ae9f" style:font-style-asian="normal" style:font-style-complex="normal"/>
    </style:style>
    <style:style style:name="P16" style:family="paragraph" style:parent-style-name="Text_20_body">
      <style:text-properties fo:font-style="normal" style:text-underline-style="solid" style:text-underline-width="auto" style:text-underline-color="font-color" officeooo:rsid="00139919" officeooo:paragraph-rsid="00139919" style:font-style-asian="normal" style:font-style-complex="normal"/>
    </style:style>
    <style:style style:name="P17" style:family="paragraph" style:parent-style-name="Text_20_body">
      <style:text-properties fo:font-style="normal" style:text-underline-style="solid" style:text-underline-width="auto" style:text-underline-color="font-color" officeooo:rsid="0021dc71" officeooo:paragraph-rsid="0021dc71" style:font-style-asian="normal" style:font-style-complex="normal"/>
    </style:style>
    <style:style style:name="P18" style:family="paragraph" style:parent-style-name="Text_20_body">
      <style:text-properties fo:font-style="normal" style:text-underline-style="none" officeooo:rsid="0012c0bb" officeooo:paragraph-rsid="0012c0bb" style:font-style-asian="normal" style:font-style-complex="normal"/>
    </style:style>
    <style:style style:name="P19" style:family="paragraph" style:parent-style-name="Text_20_body">
      <style:text-properties fo:font-style="normal" style:text-underline-style="none" officeooo:rsid="00186757" officeooo:paragraph-rsid="00186757" style:font-style-asian="normal" style:font-style-complex="normal"/>
    </style:style>
    <style:style style:name="P20" style:family="paragraph" style:parent-style-name="Text_20_body" style:list-style-name="L2">
      <style:text-properties fo:font-style="normal" style:text-underline-style="none" officeooo:rsid="00186757" officeooo:paragraph-rsid="00186757" style:font-style-asian="normal" style:font-style-complex="normal"/>
    </style:style>
    <style:style style:name="P21" style:family="paragraph" style:parent-style-name="Text_20_body" style:list-style-name="L2">
      <style:text-properties officeooo:rsid="00189f5f" officeooo:paragraph-rsid="00189f5f"/>
    </style:style>
    <style:style style:name="P22" style:family="paragraph" style:parent-style-name="Text_20_body" style:list-style-name="L2">
      <style:text-properties officeooo:rsid="001ce0d6" officeooo:paragraph-rsid="001ce0d6"/>
    </style:style>
    <style:style style:name="P23" style:family="paragraph" style:parent-style-name="Text_20_body" style:list-style-name="L3">
      <style:text-properties officeooo:rsid="002320f3" officeooo:paragraph-rsid="002320f3"/>
    </style:style>
    <style:style style:name="P24" style:family="paragraph" style:parent-style-name="Text_20_body" style:list-style-name="L4">
      <style:text-properties officeooo:rsid="0026911a" officeooo:paragraph-rsid="0026911a"/>
    </style:style>
    <style:style style:name="P25" style:family="paragraph" style:parent-style-name="Text_20_body" style:list-style-name="L4">
      <style:text-properties officeooo:rsid="0027f611" officeooo:paragraph-rsid="0027f611"/>
    </style:style>
    <style:style style:name="P26" style:family="paragraph" style:parent-style-name="Text_20_body" style:list-style-name="L4">
      <style:text-properties officeooo:rsid="00283ca9" officeooo:paragraph-rsid="00283ca9"/>
    </style:style>
    <style:style style:name="P27" style:family="paragraph" style:parent-style-name="Text_20_body" style:list-style-name="L4">
      <style:text-properties officeooo:rsid="0028f69c" officeooo:paragraph-rsid="0028f69c"/>
    </style:style>
    <style:style style:name="P28" style:family="paragraph" style:parent-style-name="Text_20_body">
      <style:text-properties style:text-underline-style="solid" style:text-underline-width="auto" style:text-underline-color="font-color" officeooo:rsid="000783bb" officeooo:paragraph-rsid="000783bb"/>
    </style:style>
    <style:style style:name="P29" style:family="paragraph" style:parent-style-name="Text_20_body">
      <style:text-properties style:text-underline-style="solid" style:text-underline-width="auto" style:text-underline-color="font-color" officeooo:rsid="0004f49c" officeooo:paragraph-rsid="0004f49c"/>
    </style:style>
    <style:style style:name="P30" style:family="paragraph" style:parent-style-name="Text_20_body">
      <style:text-properties style:text-underline-style="solid" style:text-underline-width="auto" style:text-underline-color="font-color" officeooo:rsid="0008a4b6" officeooo:paragraph-rsid="0008a4b6"/>
    </style:style>
    <style:style style:name="P31" style:family="paragraph" style:parent-style-name="Text_20_body">
      <style:text-properties style:text-underline-style="solid" style:text-underline-width="auto" style:text-underline-color="font-color" officeooo:rsid="00186757" officeooo:paragraph-rsid="00186757"/>
    </style:style>
    <style:style style:name="T1" style:family="text">
      <style:text-properties officeooo:rsid="0004126e"/>
    </style:style>
    <style:style style:name="T2" style:family="text">
      <style:text-properties officeooo:rsid="000a69b6"/>
    </style:style>
    <style:style style:name="T3" style:family="text">
      <style:text-properties officeooo:rsid="000b97b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b97b2" style:font-style-asian="italic" style:font-style-complex="italic"/>
    </style:style>
    <style:style style:name="T6" style:family="text">
      <style:text-properties fo:font-style="italic" officeooo:rsid="000a69b6" style:font-style-asian="italic" style:font-style-complex="italic"/>
    </style:style>
    <style:style style:name="T7" style:family="text">
      <style:text-properties fo:font-style="italic" officeooo:rsid="00101955" style:font-style-asian="italic" style:font-style-complex="italic"/>
    </style:style>
    <style:style style:name="T8" style:family="text">
      <style:text-properties fo:font-style="italic" officeooo:rsid="0025477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1409dd" style:font-style-asian="italic" style:font-style-complex="italic"/>
    </style:style>
    <style:style style:name="T11" style:family="text">
      <style:text-properties fo:font-style="italic" style:text-underline-style="none" officeooo:rsid="0017d167" style:font-style-asian="italic" style:font-style-complex="italic"/>
    </style:style>
    <style:style style:name="T12" style:family="text">
      <style:text-properties fo:font-style="italic" style:text-underline-style="none" officeooo:rsid="001f0248" style:font-style-asian="italic" style:font-style-complex="italic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b97b2" style:font-style-asian="italic" style:font-weight-asian="bold" style:font-style-complex="italic" style:font-weight-complex="bold"/>
    </style:style>
    <style:style style:name="T16" style:family="text">
      <style:text-properties officeooo:rsid="000e0e50"/>
    </style:style>
    <style:style style:name="T17" style:family="text">
      <style:text-properties officeooo:rsid="000ec3e4"/>
    </style:style>
    <style:style style:name="T18" style:family="text">
      <style:text-properties officeooo:rsid="00101955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5477c" style:font-style-asian="normal" style:font-style-complex="normal"/>
    </style:style>
    <style:style style:name="T21" style:family="text">
      <style:text-properties fo:font-style="normal" officeooo:rsid="0017d167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1409dd" style:font-style-asian="normal" style:font-style-complex="normal"/>
    </style:style>
    <style:style style:name="T24" style:family="text">
      <style:text-properties fo:font-style="normal" style:text-underline-style="none" officeooo:rsid="0015cbc0" style:font-style-asian="normal" style:font-style-complex="normal"/>
    </style:style>
    <style:style style:name="T25" style:family="text">
      <style:text-properties fo:font-style="normal" style:text-underline-style="none" officeooo:rsid="001600f3" style:font-style-asian="normal" style:font-style-complex="normal"/>
    </style:style>
    <style:style style:name="T26" style:family="text">
      <style:text-properties fo:font-style="normal" style:text-underline-style="none" officeooo:rsid="0017d167" style:font-style-asian="normal" style:font-style-complex="normal"/>
    </style:style>
    <style:style style:name="T27" style:family="text">
      <style:text-properties fo:font-style="normal" style:text-underline-style="none" officeooo:rsid="001dfa53" style:font-style-asian="normal" style:font-style-complex="normal"/>
    </style:style>
    <style:style style:name="T28" style:family="text">
      <style:text-properties fo:font-style="normal" style:text-underline-style="none" officeooo:rsid="001e9e05" style:font-style-asian="normal" style:font-style-complex="normal"/>
    </style:style>
    <style:style style:name="T29" style:family="text">
      <style:text-properties fo:font-style="normal" style:text-underline-style="none" officeooo:rsid="001f0248" style:font-style-asian="normal" style:font-style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officeooo:rsid="00224ccb"/>
    </style:style>
    <style:style style:name="T32" style:family="text">
      <style:text-properties style:text-underline-style="solid" style:text-underline-width="auto" style:text-underline-color="font-color" officeooo:rsid="000e0e50"/>
    </style:style>
    <style:style style:name="T33" style:family="text">
      <style:text-properties style:text-underline-style="solid" style:text-underline-width="auto" style:text-underline-color="font-color" officeooo:rsid="00224c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Virtualization</text:p>
      <text:p text:style-name="P1">The Abstraction: Address Spaces</text:p>
      <text:p text:style-name="P2"><text:span text:style-name="T1">We’re leaving CPU virtualization. </text:span>First section of memory virtualization. </text:p>
      <text:p text:style-name="P28">13.1 Early Systems</text:p>
      <text:p text:style-name="P29">13.2 Multiprogramming and Time Sharing</text:p>
      <text:p text:style-name="P30">13.3 The Address Space</text:p>
      <text:p text:style-name="P3">We needed an easy to use abstraction of physical memory, <text:span text:style-name="T2">called the </text:span><text:span text:style-name="T6">address space.</text:span><text:span text:style-name="T2"> It is the running program’s view of physical memory. </text:span><text:span text:style-name="T3">Address Space of a process contains all of the memory state (</text:span><text:span text:style-name="T15">code</text:span><text:span text:style-name="T3">, </text:span><text:span text:style-name="T15">stack</text:span><text:span text:style-name="T3">, </text:span><text:span text:style-name="T15">heap</text:span><text:span text:style-name="T3"> and e.g </text:span><text:span text:style-name="T5">static variables</text:span><text:span text:style-name="T3"> etc).</text:span></text:p>
      <text:p text:style-name="P4">Understanding the address space is a fundamental key in understanding how memory is virtualized. </text:p>
      <text:p text:style-name="P5">The <text:span text:style-name="T14">address space</text:span><text:span text:style-name="T4"> </text:span>is built up by 3 <text:span text:style-name="T4">segments</text:span>:</text:p>
      <text:list xml:id="list3738714696" text:style-name="L1">
        <text:list-item>
          <text:p text:style-name="P14">Program code (instructions)</text:p>
        </text:list-item>
        <text:list-item>
          <text:p text:style-name="P14">Heap (Malloc’d data, dynamic data strutures, grows downwards)</text:p>
        </text:list-item>
        <text:list-item>
          <text:p text:style-name="P14">Stack (Local variables, arguments and return values for routines, grows upwards)</text:p>
        </text:list-item>
      </text:list>
      <text:p text:style-name="P6"><text:span text:style-name="T16">It is convention that the </text:span><text:span text:style-name="T32">heap grows down </text:span><text:span text:style-name="T16">and the </text:span><text:span text:style-name="T32">stack grows up</text:span><text:span text:style-name="T16">, thus one can grow when the other </text:span><text:span text:style-name="T17">shrinks</text:span><text:span text:style-name="T16">. </text:span><text:span text:style-name="T18">When we introduce multiple </text:span><text:span text:style-name="T7">threads</text:span><text:span text:style-name="T18"> to co-exist in an address space we don’t have a nice way to divide the address space. </text:span></text:p>
      <text:p text:style-name="P7">So, the <text:span text:style-name="T4">address space </text:span><text:span text:style-name="T19">is the </text:span><text:span text:style-name="T4">OS abstraction</text:span><text:span text:style-name="T19"> of </text:span><text:span text:style-name="T4">physical memory</text:span><text:span text:style-name="T19"> provided to the </text:span><text:span text:style-name="T4">running program</text:span><text:span text:style-name="T19">.</text:span></text:p>
      <text:p text:style-name="P15">Problem: How Do We Virtualize Memory?</text:p>
      <text:p text:style-name="P18">We must make sure that for example a load operation is loading from the virtual address 0 and not physical address 0, this is done by some hardware support. </text:p>
      <text:p text:style-name="P16">Tip: The Principle Of Isolation</text:p>
      <text:p text:style-name="P8"><text:span text:style-name="T23">A key principle of building reliable systems is </text:span><text:span text:style-name="T10">isolation.</text:span><text:span text:style-name="T23">The idea with isolation is that if 1 entity fails, it won’t affect the other. </text:span><text:span text:style-name="T24">OS’s strive to isolate process from each other for prevention of harming each other. </text:span><text:span text:style-name="T25">By the use of memory isolation, the OS ensures that a running program cannot affect the operation of the underlying OS. </text:span><text:span text:style-name="T26">Some OS’s also have memory isolation of pieces in the OS, such as </text:span><text:span text:style-name="T11">microkernels</text:span><text:span text:style-name="T26">. It may provide greater reliability than typical monolithic kernel designs. </text:span></text:p>
      <text:p text:style-name="P31"><text:span text:style-name="T21">1</text:span><text:span text:style-name="T19">3.4 Goals</text:span></text:p>
      <text:p text:style-name="P19">Goals of virtualizing memory:</text:p>
      <text:list xml:id="list2930548860" text:style-name="L2">
        <text:list-item>
          <text:p text:style-name="P20"><text:span text:style-name="T14">Transparency</text:span> (OS and hardware creates an illusion of running on physical memory)</text:p>
        </text:list-item>
        <text:list-item>
          <text:p text:style-name="P21"><text:span text:style-name="T13">Efficiency</text:span><text:span text:style-name="T22"> (In terms of time and space, </text:span><text:span text:style-name="T28">implementing time-efficiency OS relies on HW</text:span><text:span text:style-name="T22">)</text:span></text:p>
        </text:list-item>
        <text:list-item>
          <text:p text:style-name="P22"><text:span text:style-name="T13">Protection</text:span><text:span text:style-name="T22"> (</text:span><text:span text:style-name="T27">Process-to-process and process-to-OS, </text:span><text:span text:style-name="T29">delivers the property of </text:span><text:span text:style-name="T12">isolation</text:span><text:span text:style-name="T22">)</text:span></text:p>
        </text:list-item>
      </text:list>
      <text:p text:style-name="P17">Info: Every Address You See Is Virtual</text:p>
      <text:p text:style-name="P9"><text:soft-page-break/>Print out a pointer, the value is a <text:span text:style-name="T4">virtual address</text:span>. <text:span text:style-name="T31">B y printing a void pointer to the </text:span><text:span text:style-name="T33">main procedure</text:span><text:span text:style-name="T31">, we get the virtual memory location address of the code. </text:span></text:p>
      <text:p text:style-name="P10">Order:</text:p>
      <text:list xml:id="list2437335845" text:style-name="L3">
        <text:list-item>
          <text:p text:style-name="P23">Code segment</text:p>
        </text:list-item>
        <text:list-item>
          <text:p text:style-name="P23">Heap segment</text:p>
        </text:list-item>
        <text:list-item>
          <text:p text:style-name="P23">Stack segment</text:p>
        </text:list-item>
      </text:list>
      <text:p text:style-name="P10">Each virtual address will be translated by the OS and hardware in order to fetch values from their true physical locations. </text:p>
      <text:p text:style-name="P11">To implement virtual memory, we need some basic <text:span text:style-name="T4">mechanisms </text:span><text:span text:style-name="T8">and policies</text:span><text:span text:style-name="T20"> </text:span>presented in next chapter.</text:p>
      <text:p text:style-name="P12">13.5 Summary</text:p>
      <text:list xml:id="list1275494246" text:style-name="L4">
        <text:list-item>
          <text:p text:style-name="P24">Virtual memory, a major OS subsystem</text:p>
        </text:list-item>
        <text:list-item>
          <text:p text:style-name="P25">Virtual memory system provide an illusion of a large, sparse, private address space to programs, which hold their instructions and data therein. </text:p>
        </text:list-item>
        <text:list-item>
          <text:p text:style-name="P26">OS with hardware support will turn virtual memory references into physical memory location. </text:p>
        </text:list-item>
        <text:list-item>
          <text:p text:style-name="P27">OS will provide the memory virtualization for many processes at a time</text:p>
        </text:list-item>
        <text:list-item>
          <text:p text:style-name="P27">The memory virtualization requires a lot of mechanisms and some critical policies</text:p>
        </text:list-item>
        <text:list-item>
          <text:p text:style-name="P27">An address space is the topological description of virtual memory for one process</text:p>
          <text:list>
            <text:list-item>
              <text:p text:style-name="P27">Code segment</text:p>
            </text:list-item>
            <text:list-item>
              <text:p text:style-name="P27">Heap segment </text:p>
            </text:list-item>
            <text:list-item>
              <text:p text:style-name="P27">Stack seg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8:47:44.188792603</meta:creation-date>
    <dc:date>2021-01-06T16:06:57.586417533</dc:date>
    <meta:editing-duration>PT18H55M26S</meta:editing-duration>
    <meta:editing-cycles>51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518" meta:character-count="3124" meta:non-whitespace-character-count="2655"/>
  </office:meta>
</office:document-meta>
</file>